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tyle="normal" style:font-style-asian="normal" style:font-style-complex="normal"/>
    </style:style>
    <style:style style:name="P2" style:family="paragraph" style:parent-style-name="Standard" style:list-style-name="L2">
      <style:paragraph-properties fo:margin-left="2cm" fo:margin-right="0cm" fo:text-indent="0cm" style:auto-text-indent="false"/>
    </style:style>
    <style:style style:name="P3" style:family="paragraph" style:parent-style-name="Standard" style:list-style-name="L3">
      <style:paragraph-properties fo:margin-left="2cm" fo:margin-right="0cm" fo:text-indent="0cm" style:auto-text-indent="false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Прецеденты использования</text:h>
      <text:list text:style-name="L1">
        <text:list-item>
          <text:p>Пользователь входит на сайт</text:p>
        </text:list-item>
        <text:list-item>
          <text:p>Пользователь выбирает, войти ему как админу или простым пользователем</text:p>
        </text:list-item>
        <text:list-item>
          <text:p>Пользователь вошел как админ</text:p>
          <text:list>
            <text:list-item>
              <text:p>Админ выбирает, что редактировать</text:p>
            </text:list-item>
          </text:list>
        </text:list-item>
      </text:list>
      <text:list text:style-name="L2">
        <text:list-item>
          <text:list>
            <text:list-item>
              <text:p text:style-name="P2">состав художников</text:p>
            </text:list-item>
            <text:list-item>
              <text:p text:style-name="P2">состав жанров</text:p>
            </text:list-item>
            <text:list-item>
              <text:p text:style-name="P2">музеи</text:p>
            </text:list-item>
            <text:list-item>
              <text:p text:style-name="P2">произведения искусства</text:p>
            </text:list-item>
          </text:list>
        </text:list-item>
      </text:list>
      <text:list text:style-name="L1" text:continue-numbering="true">
        <text:list-item>
          <text:list text:continue-numbering="true">
            <text:list-header>
              <text:p>Во всех случаях отображается таблица экземпляров выбранных сущностей, где возможно добавлять/удалять строки, редактировать значения полей. Связанные сущности представлены выпадающими списками в ячейках</text:p>
            </text:list-header>
          </text:list>
        </text:list-item>
        <text:list-item>
          <text:p>Пользователь вошел как простой пользователь</text:p>
          <text:list>
            <text:list-item>
              <text:p>Пользователь выбирает, интересует его скульптура или живопись</text:p>
            </text:list-item>
            <text:list-item>
              <text:p>Пользователь выбирает, просматривать ему</text:p>
            </text:list-item>
          </text:list>
        </text:list-item>
      </text:list>
      <text:list text:style-name="L3">
        <text:list-item>
          <text:list>
            <text:list-item>
              <text:p text:style-name="P3">все произведения данного музея</text:p>
            </text:list-item>
            <text:list-item>
              <text:p text:style-name="P3">произведения по жанру</text:p>
            </text:list-item>
            <text:list-item>
              <text:p text:style-name="P3">произведения конкретного художника</text:p>
            </text:list-item>
            <text:list-item>
              <text:p text:style-name="P3">искать произведения по ключевым словам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>Пользователь выбрал просмотр всех произведений данного музея </text:p>
              <text:list>
                <text:list-item>
                  <text:p>Ему предлагается выбрать галерею для просмотра</text:p>
                </text:list-item>
                <text:list-item>
                  <text:p>Пользователь видит эскизы произведений с подписями к ним. Они сгруппированы по авторам</text:p>
                </text:list-item>
                <text:list-item>
                  <text:p>При щелчке эскиз увеличивается</text:p>
                </text:list-item>
                <text:list-item>
                  <text:p>При наведении на подпись всплывает более подробный текст</text:p>
                </text:list-item>
              </text:list>
            </text:list-item>
            <text:list-item>
              <text:p>Пользователь выбрал просмотр произведений по жанру</text:p>
              <text:list>
                <text:list-item>
                  <text:p>Ему предлагается выбрать жанр</text:p>
                </text:list-item>
                <text:list-item>
                  <text:p>Пользователь видит эскизы произведений с подписями к ним. Они сгруппированы по авторам</text:p>
                </text:list-item>
                <text:list-item>
                  <text:p>При щелчке эскиз увеличивается</text:p>
                </text:list-item>
                <text:list-item>
                  <text:p>При наведении на подпись всплывает более подробный текст</text:p>
                </text:list-item>
              </text:list>
            </text:list-item>
            <text:list-item>
              <text:p>Пользователь выбрал произведения одного художника</text:p>
              <text:list>
                <text:list-item>
                  <text:p>Ему предлагается выбрать художника</text:p>
                </text:list-item>
                <text:list-item>
                  <text:p>Пользователь видит эскизы произведений этого художника с подисями к ним и указанием галереи</text:p>
                </text:list-item>
                <text:list-item>
                  <text:p>При щелчке эскиз увеличивается</text:p>
                </text:list-item>
                <text:list-item>
                  <text:p>При наведении на подпись всплывает более подробный текст</text:p>
                </text:list-item>
              </text:list>
            </text:list-item>
          </text:list>
        </text:list-item>
        <text:list-item>
          <text:p text:style-name="P1">Возврат к выбору роли</text:p>
        </text:list-item>
        <text:list-item>
          <text:p text:style-name="P1">Выход из приложения</text:p>
        </text:list-item>
      </text:list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date>2008-04-17T00:04:29</dc:date>
    <meta:editing-cycles>41</meta:editing-cycles>
    <meta:editing-duration>PT1H27M54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1" meta:paragraph-count="35" meta:word-count="196" meta:character-count="1537"/>
  </office:meta>
</office:document-meta>
</file>